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language="en" fo:country="US" style:font-size-asian="14pt" style:font-size-complex="14pt"/>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fo:language="en" fo:country="US" style:font-size-asian="13pt" style:font-size-complex="13pt"/>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text-properties fo:color="#000000" style:font-name="lucidatypewriter" fo:font-size="10pt" fo:language="en" fo:country="US" style:font-size-asian="10pt"/>
    </style:style>
    <style:style style:name="P10" style:family="paragraph" style:parent-style-name="Standard" style:master-page-name="MP0">
      <style:paragraph-properties style:page-number="auto" fo:break-before="page"/>
    </style:style>
    <style:style style:name="P11" style:family="paragraph" style:parent-style-name="Standard">
      <style:text-properties fo:font-size="14pt" officeooo:rsid="002782bd" officeooo:paragraph-rsid="002782bd" style:font-size-asian="14pt" style:font-size-complex="14pt"/>
    </style:style>
    <style:style style:name="T1" style:family="text">
      <style:text-properties fo:font-size="13pt" style:font-size-asian="13pt" style:font-size-complex="13pt"/>
    </style:style>
    <style:style style:name="T2" style:family="text">
      <style:text-properties fo:font-size="13pt" officeooo:rsid="0025dec9" style:font-size-asian="13pt" style:font-size-complex="13pt"/>
    </style:style>
    <style:style style:name="T3" style:family="text">
      <style:text-properties fo:font-size="13pt" officeooo:rsid="0027ef78" style:font-size-asian="13pt" style:font-size-complex="13pt"/>
    </style:style>
    <style:style style:name="T4" style:family="text">
      <style:text-properties fo:font-size="13pt" officeooo:rsid="002926b8" style:font-size-asian="13pt" style:font-size-complex="13pt"/>
    </style:style>
    <style:style style:name="T5" style:family="text">
      <style:text-properties fo:font-size="13pt" fo:language="en" fo:country="US" style:font-size-asian="13pt" style:font-size-complex="13pt"/>
    </style:style>
    <style:style style:name="T6" style:family="text">
      <style:text-properties style:text-position="sub 65%" fo:font-size="13pt" style:font-size-asian="13pt" style:font-size-complex="13pt"/>
    </style:style>
    <style:style style:name="T7" style:family="text">
      <style:text-properties style:text-position="super 65%" fo:font-size="13pt" style:font-size-asian="13pt" style:font-size-complex="13pt"/>
    </style:style>
    <style:style style:name="T8"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9" style:family="text">
      <style:text-properties fo:font-size="14pt" fo:language="en" fo:country="US" style:font-size-asian="14pt" style:font-size-complex="14pt"/>
    </style:style>
    <style:style style:name="T10" style:family="text">
      <style:text-properties fo:color="#0000ff" style:font-name="lucidatypewriter" fo:font-size="10pt" style:font-size-asian="10pt"/>
    </style:style>
    <style:style style:name="T11" style:family="text">
      <style:text-properties fo:color="#000000" style:font-name="lucidatypewriter" fo:font-size="10pt" style:font-size-asian="10pt"/>
    </style:style>
    <style:style style:name="T12" style:family="text">
      <style:text-properties fo:color="#000000" style:font-name="lucidatypewriter" fo:font-size="10pt" style:font-size-asian="10pt" style:font-size-complex="10pt"/>
    </style:style>
    <style:style style:name="T13" style:family="text">
      <style:text-properties fo:color="#000000" style:font-name="lucidatypewriter" fo:font-size="10pt" officeooo:rsid="0027ef78" style:font-size-asian="10pt" style:font-size-complex="10pt"/>
    </style:style>
    <style:style style:name="T14" style:family="text">
      <style:text-properties fo:color="#000000" style:font-name="lucidatypewriter" fo:font-size="10pt" officeooo:rsid="002926b8" style:font-size-asian="10pt" style:font-size-complex="10pt"/>
    </style:style>
    <style:style style:name="T15" style:family="text">
      <style:text-properties fo:color="#000000" style:font-name="lucidatypewriter" fo:font-size="10pt" fo:language="en" fo:country="US" style:font-size-asian="10pt"/>
    </style:style>
    <style:style style:name="T16" style:family="text">
      <style:text-properties fo:color="#000000" style:font-name="lucidatypewriter" fo:font-size="10pt" fo:language="en" fo:country="US" style:font-size-asian="10pt" style:font-size-complex="10pt"/>
    </style:style>
    <style:style style:name="T17" style:family="text">
      <style:text-properties fo:color="#000000" style:font-name="lucidatypewriter" fo:font-size="10pt" fo:language="en" fo:country="US" officeooo:rsid="0025dec9" style:font-size-asian="10pt"/>
    </style:style>
    <style:style style:name="T18" style:family="text">
      <style:text-properties fo:font-size="10pt" style:font-size-asian="10pt" style:font-size-complex="10pt"/>
    </style:style>
    <style:style style:name="T19" style:family="text">
      <style:text-properties fo:font-size="10pt" officeooo:rsid="002926b8"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color="#a020f0" style:font-name="lucidatypewriter" fo:font-size="10pt" fo:language="en" fo:country="US" style:font-size-asian="10pt"/>
    </style:style>
    <style:style style:name="T22" style:family="text">
      <style:text-properties officeooo:rsid="0024b5ff"/>
    </style:style>
    <style:style style:name="T23" style:family="text">
      <style:text-properties style:text-position="sub 58%"/>
    </style:style>
    <style:style style:name="T24" style:family="text">
      <style:text-properties style:text-position="0% 100%"/>
    </style:style>
    <style:style style:name="T25" style:family="text">
      <style:text-properties officeooo:rsid="0027ef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ille</text:p>
      <text:p text:style-name="Standard">Arnaud</text:p>
      <text:p text:style-name="Standard"/>
      <text:p text:style-name="P1"/>
      <text:p text:style-name="P3">Projet : Modulation de Fréquence</text:p>
      <text:p text:style-name="P3">Compte-Rendu</text:p>
      <text:p text:style-name="P3"/>
      <text:p text:style-name="P2"/>
      <text:p text:style-name="P2">I/ Cahier des charges et bureau d’études</text:p>
      <text:p text:style-name="P6">1) Le signal modulé est de la forme xm(t)=Acos(2π.fp.t+∆f/fm . sin(wm.t)).</text:p>
      <text:p text:style-name="P6">Or ici on a xm(t)=cos(2π.Fm.t+k.am/v0 . sin(2π.v0.t)).</text:p>
      <text:p text:style-name="P6">Ainsi par identification on a μm=∆f/fm=k.am/v0.</text:p>
      <text:p text:style-name="P6"/>
      <text:p text:style-name="P6">2) Par définition : νm(t)=fp+k.sm(t) avec fp la fréquence de la porteuse et k la sensibilité du modulateur.</text:p>
      <text:p text:style-name="P6">On a fp=Fm.</text:p>
      <text:p text:style-name="P6">Ainsi : <text:s/>νm(t)=Fm+k.am.sin(2π.v0.t)</text:p>
      <text:p text:style-name="P6"/>
      <text:p text:style-name="P6">3) La bande passante B se divise en M parties égales pour transmettre chaque signal modulé. Ainsi, soit Bu la largueur de la bande nécessaire à la transmission d’un signal modulé en fréquence, on a : Bu=B/M,</text:p>
      <text:p text:style-name="Standard"><text:span text:style-name="Police_20_par_20_défaut"><text:span text:style-name="T1">De plus on a Bu=2( μm+1)*v0 d’où <text:s/>μ</text:span></text:span><text:span text:style-name="Police_20_par_20_défaut"><text:span text:style-name="T6">max</text:span></text:span><text:span text:style-name="Police_20_par_20_défaut"><text:span text:style-name="T1">=Bu/(2v0) -1 = B/(2.M.v0) -1</text:span></text:span></text:p>
      <text:p text:style-name="P6"/>
      <text:p text:style-name="Standard"><text:span text:style-name="Police_20_par_20_défaut"><text:span text:style-name="T1">4) On déduit de la question précédente : k</text:span></text:span><text:span text:style-name="Police_20_par_20_défaut"><text:span text:style-name="T6">max</text:span></text:span><text:span text:style-name="Police_20_par_20_défaut"><text:span text:style-name="T1">= μ</text:span></text:span><text:span text:style-name="Police_20_par_20_défaut"><text:span text:style-name="T6">max</text:span></text:span><text:span text:style-name="Police_20_par_20_défaut"><text:span text:style-name="T1">.v0/a</text:span></text:span><text:span text:style-name="Police_20_par_20_défaut"><text:span text:style-name="T6">m</text:span></text:span><text:span text:style-name="Police_20_par_20_défaut"><text:span text:style-name="T1"> = (B/2.M.v0 -1).v0/a</text:span></text:span><text:span text:style-name="Police_20_par_20_défaut"><text:span text:style-name="T6">m </text:span></text:span><text:span text:style-name="Police_20_par_20_défaut"><text:span text:style-name="T1">= (B/2.M - v0)/a</text:span></text:span><text:span text:style-name="Police_20_par_20_défaut"><text:span text:style-name="T6">m</text:span></text:span></text:p>
      <text:p text:style-name="P4"/>
      <text:p text:style-name="P4">5) L’avantage ici de la modulation de fréquence par rapport à une modulation d’amplitude est que le signal modulé ne sera pas modifié par le bruit de forte amplitude car on va seulement effectuer une variation de fréquence. Le signal modulé sera donc insensible au bruit.</text:p>
      <text:p text:style-name="P4"/>
      <text:p text:style-name="P4">6) D’après le théorème de Shannon-Nyquist, la fréquence d’échantillonnage doit être supérieure ou égale à deux fois la borne supérieure de la bande passante du signal.</text:p>
      <text:p text:style-name="P4">Ainsi, en prenant Fe=<text:span text:style-name="T25">B</text:span>, on évite le repli spectral.</text:p>
      <text:p text:style-name="P11">Dans ce cas la, k<text:span text:style-name="T23">max</text:span><text:span text:style-name="T24">=(Fe/M -v0)/am</text:span></text:p>
      <text:p text:style-name="P11"><text:span text:style-name="T24"/></text:p>
      <text:p text:style-name="P2">II/ Mise en œuvre</text:p>
      <text:p text:style-name="P6">7) On a 4 fréquences différentes de porteuses pour une bande passante de <text:span text:style-name="T25">48</text:span> kHz. <text:span text:style-name="T25">Pour respecter le critère de Shannon on utilise que B/2, soit 24 kHz.</text:span></text:p>
      <text:p text:style-name="P6">Ainsi, en prenant F1=<text:span text:style-name="T25">3</text:span> kHz, F2=<text:span text:style-name="T25">9</text:span> kHz, F3=<text:span text:style-name="T25">15</text:span> kHz et F4= <text:span text:style-name="T25">21</text:span> kHz, la bande passante utile est partagée équitablement entre les porteuses. On a donc Bu=<text:span text:style-name="T25">6</text:span> kHz.</text:p>
      <text:p text:style-name="Standard"><text:span text:style-name="Police_20_par_20_défaut"><text:span text:style-name="T1">De plus : k</text:span></text:span><text:span text:style-name="Police_20_par_20_défaut"><text:span text:style-name="T6">max</text:span></text:span><text:span text:style-name="Police_20_par_20_défaut"><text:span text:style-name="T1">= (</text:span></text:span><text:span text:style-name="Police_20_par_20_défaut"><text:span text:style-name="T3">24000</text:span></text:span><text:span text:style-name="Police_20_par_20_défaut"><text:span text:style-name="T1">/2*4*</text:span></text:span><text:span text:style-name="Police_20_par_20_défaut"><text:span text:style-name="T3">500</text:span></text:span><text:span text:style-name="Police_20_par_20_défaut"><text:span text:style-name="T1"> – 1).500/1 = </text:span></text:span><text:span text:style-name="Police_20_par_20_défaut"><text:span text:style-name="T4">2</text:span></text:span><text:span text:style-name="Police_20_par_20_défaut"><text:span text:style-name="T1">500 Hz/V (on prend am=1 V)</text:span></text:span></text:p>
      <text:p text:style-name="Standard"><text:span text:style-name="Police_20_par_20_défaut"><text:span text:style-name="T1"><text:tab/> <text:s text:c="4"/>μ</text:span></text:span><text:span text:style-name="Police_20_par_20_défaut"><text:span text:style-name="T6">max</text:span></text:span><text:span text:style-name="Police_20_par_20_défaut"><text:span text:style-name="T1">=</text:span></text:span><text:span text:style-name="Police_20_par_20_défaut"><text:span text:style-name="T3">6000</text:span></text:span><text:span text:style-name="Police_20_par_20_défaut"><text:span text:style-name="T2">/(2*500 )-1=</text:span></text:span><text:span text:style-name="Police_20_par_20_défaut"><text:span text:style-name="T3">5</text:span></text:span></text:p>
      <text:p text:style-name="P6"/>
      <text:p text:style-name="Standard"><text:span text:style-name="Police_20_par_20_défaut"><text:span text:style-name="T8">8) </text:span></text:span><text:span text:style-name="Police_20_par_20_défaut"><text:span text:style-name="T10">function</text:span></text:span><text:span text:style-name="Police_20_par_20_défaut"><text:span text:style-name="T11"> [xm,t,Xm,f]=fonction(fm,am,v0,B,M,T)</text:span></text:span></text:p>
      <text:p text:style-name="Standard"><text:span text:style-name="Police_20_par_20_défaut"><text:span text:style-name="T11"><text:s text:c="4"/>k=5500</text:span></text:span></text:p>
      <text:p text:style-name="Standard"><text:span text:style-name="Police_20_par_20_défaut"><text:span text:style-name="T11"><text:s text:c="4"/>dt=0.01;</text:span></text:span></text:p>
      <text:p text:style-name="Standard"><text:span text:style-name="Police_20_par_20_défaut"><text:span text:style-name="T11"><text:s text:c="4"/>t=0:dt:T-dt;</text:span></text:span></text:p>
      <text:p text:style-name="Standard"><text:soft-page-break/><text:span text:style-name="Police_20_par_20_défaut"><text:span text:style-name="T11"><text:s text:c="4"/>xm=cos(2*pi*fm*t + k*am/v0 <text:s/>*sin(2*pi*v0*t));</text:span></text:span></text:p>
      <text:p text:style-name="Standard"><text:span text:style-name="Police_20_par_20_défaut"><text:span text:style-name="T12"><text:s text:c="4"/>vm=</text:span></text:span><text:span text:style-name="Police_20_par_20_défaut"><text:span text:style-name="T13">1/</text:span></text:span><text:span text:style-name="Police_20_par_20_défaut"><text:span text:style-name="T14">(</text:span></text:span><text:span text:style-name="Police_20_par_20_défaut"><text:span text:style-name="T13">2*</text:span></text:span><text:span text:style-name="Police_20_par_20_défaut"><text:span text:style-name="T14">pi) *diff(</text:span></text:span><text:span text:style-name="Police_20_par_20_défaut"><text:span text:style-name="T18">2*pi*fm*t + k*am/v0 * sin(2*pi*v0*t)</text:span></text:span><text:span text:style-name="Police_20_par_20_défaut"><text:span text:style-name="T19">) ;</text:span></text:span></text:p>
      <text:p text:style-name="P8"><text:s text:c="5"/>vm2= fm+k*am*sin(2*pi*v0*t);</text:p>
      <text:p text:style-name="Standard"><text:span text:style-name="Police_20_par_20_défaut"><text:span text:style-name="T16"><text:s text:c="4"/></text:span></text:span><text:span text:style-name="Police_20_par_20_défaut"><text:span text:style-name="T12">[Xm,f]=TransFourier(xm,t);</text:span></text:span></text:p>
      <text:p text:style-name="Standard"><text:span text:style-name="Police_20_par_20_défaut"><text:span text:style-name="T11"><text:s text:c="4"/></text:span></text:span><text:span text:style-name="Police_20_par_20_défaut"><text:span text:style-name="T15">subplot(2,2,1)</text:span></text:span></text:p>
      <text:p text:style-name="Standard"><text:span text:style-name="Police_20_par_20_défaut"><text:span text:style-name="T15"><text:s text:c="4"/>plot(t,xm)</text:span></text:span></text:p>
      <text:p text:style-name="Standard"><text:span text:style-name="Police_20_par_20_défaut"><text:span text:style-name="T15"><text:s text:c="4"/>legend(</text:span></text:span><text:span text:style-name="Police_20_par_20_défaut"><text:span text:style-name="T21">'signal xm(t)'</text:span></text:span><text:span text:style-name="Police_20_par_20_défaut"><text:span text:style-name="T15">)</text:span></text:span></text:p>
      <text:p text:style-name="Standard"><text:span text:style-name="Police_20_par_20_défaut"><text:span text:style-name="T15"><text:s text:c="4"/>subplot(2,2,2)</text:span></text:span></text:p>
      <text:p text:style-name="Standard"><text:span text:style-name="Police_20_par_20_défaut"><text:span text:style-name="T15"><text:s text:c="4"/>plot(t,vm,</text:span></text:span><text:span text:style-name="Police_20_par_20_défaut"><text:span text:style-name="T17">t,vm2</text:span></text:span><text:span text:style-name="Police_20_par_20_défaut"><text:span text:style-name="T15">)</text:span></text:span></text:p>
      <text:p text:style-name="Standard"><text:span text:style-name="Police_20_par_20_défaut"><text:span text:style-name="T15"><text:s text:c="4"/>legend(</text:span></text:span><text:span text:style-name="Police_20_par_20_défaut"><text:span text:style-name="T21">'frÃ©quence instantannÃ©e estimÃ©e'</text:span></text:span><text:span text:style-name="Police_20_par_20_défaut"><text:span text:style-name="T15">,</text:span></text:span><text:span text:style-name="Police_20_par_20_défaut"><text:span text:style-name="T21">'frÃ©quence instannÃ©e thÃ©orique'</text:span></text:span><text:span text:style-name="Police_20_par_20_défaut"><text:span text:style-name="T15">)</text:span></text:span></text:p>
      <text:p text:style-name="Standard"><text:span text:style-name="Police_20_par_20_défaut"><text:span text:style-name="T15"><text:s text:c="4"/>subplot(2,2,3)</text:span></text:span></text:p>
      <text:p text:style-name="P9"><text:s text:c="4"/>plot(f,Xm)</text:p>
      <text:p text:style-name="Standard"><text:span text:style-name="Police_20_par_20_défaut"><text:span text:style-name="T11"><text:s text:c="4"/></text:span></text:span><text:bookmark-start text:name="__DdeLink__284_2459895042"/><text:span text:style-name="Police_20_par_20_défaut"><text:span text:style-name="T11">legend(‘transformée de Fourier de xm(t)’)</text:span></text:span><text:bookmark-end text:name="__DdeLink__284_2459895042"/></text:p>
      <text:p text:style-name="Standard"><text:span text:style-name="Police_20_par_20_défaut"><text:span text:style-name="T11"><text:s text:c="4"/></text:span></text:span><text:span text:style-name="Police_20_par_20_défaut"><text:span text:style-name="T15">subplot(2,2,4)</text:span></text:span></text:p>
      <text:p text:style-name="P9"><text:s text:c="4"/>plot(f,Xm)</text:p>
      <text:p text:style-name="P9"><text:s text:c="4"/>xlim([-B B])</text:p>
      <text:p text:style-name="Standard"><text:span text:style-name="Police_20_par_20_défaut"><text:span text:style-name="T11"><text:s text:c="4"/>legend(‘zoom sur la bande passante utile de Xm(f)’)</text:span></text:span></text:p>
      <text:p text:style-name="Standard"><text:span text:style-name="Police_20_par_20_défaut"><text:span text:style-name="T11"><text:s text:c="4"/>end</text:span></text:span></text:p>
      <text:p text:style-name="P2"/>
      <text:p text:style-name="P2"/>
      <text:p text:style-name="Standard"><text:span text:style-name="Police_20_par_20_défaut"><text:span text:style-name="T9">9) amplitude d’un pic= Jn(</text:span></text:span><text:span text:style-name="Police_20_par_20_défaut"><text:span text:style-name="T1">μ</text:span></text:span><text:span text:style-name="Police_20_par_20_défaut"><text:span text:style-name="T5">)</text:span></text:span></text:p>
      <text:p text:style-name="Standard"><text:span text:style-name="Police_20_par_20_défaut"><text:span text:style-name="T5"/></text:span></text:p>
      <text:p text:style-name="Standard"><text:span text:style-name="Police_20_par_20_défaut"><text:span text:style-name="T5"/></text:span></text:p>
      <text:p text:style-name="P5"/>
      <text:p text:style-name="P5">10)</text:p>
      <text:p text:style-name="P5">X=0</text:p>
      <text:p text:style-name="P4"><text:bookmark-start text:name="__DdeLink__286_2459895042"/>[xm1,t,Xm1,f]=function(12000,1,500,48000,4,<text:bookmark-end text:name="__DdeLink__286_2459895042"/></text:p>
      <text:p text:style-name="Standard"><text:span text:style-name="Police_20_par_20_défaut"><text:span text:style-name="T18"><text:s text:c="4"/></text:span></text:span><text:span text:style-name="Police_20_par_20_défaut"><text:span text:style-name="T20">for i=1:4</text:span></text:span></text:p>
      <text:p text:style-name="P8"><text:s text:c="7"/>X=X+</text:p>
      <text:p text:style-name="P7"><text:s text:c="4"/></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1-01-15T08:16:00Z</meta:creation-date>
    <dc:date>2021-01-19T18:00:25.837120203</dc:date>
    <meta:editing-cycles>6</meta:editing-cycles>
    <meta:editing-duration>PT2H3M29S</meta:editing-duration>
    <meta:document-statistic meta:table-count="0" meta:image-count="0" meta:object-count="0" meta:page-count="2" meta:paragraph-count="52" meta:word-count="353" meta:character-count="2465" meta:non-whitespace-character-count="2053"/>
    <meta:template xlink:type="simple" xlink:actuate="onRequest" xlink:title="" xlink:href="../../../../../../../tmp/mozilla_arnaud.ville0/Compte-Rendu.odt/Normal.dotm"/>
  </office:meta>
</office:document-meta>
</file>